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" svg:font-family="Sans" style:font-family-generic="swiss"/>
    <style:font-face style:name="Quicksand" svg:font-family="Quicksand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Ubuntu" fo:font-size="18pt" fo:font-weight="bold" officeooo:rsid="0018c4f3" officeooo:paragraph-rsid="0018c4f3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Ubuntu" fo:font-size="12pt" fo:font-weight="normal" officeooo:rsid="0018c4f3" officeooo:paragraph-rsid="0018c4f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" fo:font-size="12pt" fo:font-weight="normal" officeooo:rsid="001a0bb7" officeooo:paragraph-rsid="001a0bb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2pt" fo:font-weight="normal" officeooo:rsid="001a9657" officeooo:paragraph-rsid="001a965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font-weight="normal" officeooo:rsid="001c17a1" officeooo:paragraph-rsid="001c17a1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font-weight="normal" officeooo:rsid="001d0bb0" officeooo:paragraph-rsid="001d0bb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font-weight="normal" officeooo:rsid="001d0bb0" officeooo:paragraph-rsid="001e062f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font-weight="normal" officeooo:rsid="001e062f" officeooo:paragraph-rsid="001e062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2pt" fo:font-weight="normal" officeooo:rsid="001e062f" officeooo:paragraph-rsid="001ed5fd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" fo:font-size="12pt" fo:font-weight="normal" officeooo:rsid="001ed5fd" officeooo:paragraph-rsid="001ed5fd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" officeooo:paragraph-rsid="0018c4f3"/>
    </style:style>
    <style:style style:name="P12" style:family="paragraph" style:parent-style-name="Standard">
      <style:text-properties style:font-name="Ubuntu" officeooo:rsid="001a0bb7" officeooo:paragraph-rsid="001a0bb7"/>
    </style:style>
    <style:style style:name="P13" style:family="paragraph" style:parent-style-name="Standard">
      <style:text-properties officeooo:paragraph-rsid="001c17a1"/>
    </style:style>
    <style:style style:name="P14" style:family="paragraph" style:parent-style-name="Standard">
      <style:text-properties officeooo:paragraph-rsid="001d0bb0"/>
    </style:style>
    <style:style style:name="P15" style:family="paragraph" style:parent-style-name="Standard">
      <style:text-properties officeooo:paragraph-rsid="001e062f"/>
    </style:style>
    <style:style style:name="P16" style:family="paragraph" style:parent-style-name="Standard">
      <style:text-properties officeooo:paragraph-rsid="001ed5fd"/>
    </style:style>
    <style:style style:name="P17" style:family="paragraph" style:parent-style-name="Standard">
      <style:text-properties officeooo:rsid="001ed5fd" officeooo:paragraph-rsid="001ed5f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8c4f3" style:font-size-asian="10.5pt" style:font-weight-asian="normal" style:font-size-complex="12pt" style:font-weight-complex="normal"/>
    </style:style>
    <style:style style:name="T3" style:family="text">
      <style:text-properties officeooo:rsid="001a965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Ubuntu" fo:font-size="12pt" fo:font-style="normal" fo:font-weight="normal" officeooo:rsid="001c17a1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1d0bb0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1e062f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1ed5fd" style:font-size-asian="10.5pt" style:font-weight-asian="normal" style:font-size-complex="12pt" style:font-weight-complex="normal"/>
    </style:style>
    <style:style style:name="T10" style:family="text">
      <style:text-properties officeooo:rsid="001e062f"/>
    </style:style>
    <style:style style:name="T11" style:family="text">
      <style:text-properties officeooo:rsid="001ed5fd"/>
    </style:style>
    <style:style style:name="Sect1" style:family="section">
      <style:section-properties text:dont-balance-text-columns="false" style:editable="false">
        <style:columns fo:column-count="2">
          <style:column style:rel-width="2976*" fo:start-indent="0cm" fo:end-indent="0.249cm"/>
          <style:column style:rel-width="6662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ls</text:p>
        <text:p text:style-name="P2">ls -l</text:p>
        <text:p text:style-name="P2">ls dir</text:p>
        <text:p text:style-name="P2">history</text:p>
        <text:p text:style-name="P2">mkdir</text:p>
        <text:p text:style-name="P2">rm -r</text:p>
        <text:p text:style-name="P2">cd dir</text:p>
        <text:p text:style-name="P2">cd /</text:p>
        <text:p text:style-name="P2">cd ~</text:p>
        <text:p text:style-name="P2">cd ..</text:p>
        <text:p text:style-name="P2">--help</text:p>
        <text:p text:style-name="P11"><text:span text:style-name="T2">man command</text:span></text:p>
        <text:p text:style-name="P11"><text:span text:style-name="T2">mv old new</text:span></text:p>
        <text:p text:style-name="P12"><text:span text:style-name="T2">m</text:span><text:span text:style-name="T1">v dir/~</text:span></text:p>
        <text:p text:style-name="P2">touch namefile</text:p>
        <text:p text:style-name="P2">cp file directory</text:p>
        <text:p text:style-name="P2">rmdir</text:p>
        <text:p text:style-name="P2">rm namefile</text:p>
        <text:p text:style-name="P2">clear</text:p>
        <text:p text:style-name="P2">exit</text:p>
        <text:p text:style-name="P3"/>
        <text:p text:style-name="P3">cat</text:p>
        <text:p text:style-name="P3">tac</text:p>
        <text:p text:style-name="P3">nano</text:p>
        <text:p text:style-name="P3">touch</text:p>
        <text:p text:style-name="P3">find</text:p>
        <text:p text:style-name="P3">file</text:p>
        <text:p text:style-name="P3">head</text:p>
        <text:p text:style-name="P3">tail</text:p>
        <text:p text:style-name="P3">more</text:p>
        <text:p text:style-name="P3">less</text:p>
        <text:p text:style-name="P3">grep</text:p>
        <text:p text:style-name="P3">cal</text:p>
        <text:p text:style-name="P3">date</text:p>
        <text:p text:style-name="P3">whatis</text:p>
        <text:p text:style-name="P4"/>
        <text:p text:style-name="P4">|</text:p>
        <text:p text:style-name="P4"/>
        <text:p text:style-name="P4">&gt;</text:p>
        <text:p text:style-name="P4"/>
        <text:p text:style-name="P4">&gt;&gt;</text:p>
        <text:p text:style-name="P4"/>
        <text:p text:style-name="P4">&amp;</text:p>
        <text:p text:style-name="P4"/>
        <text:p text:style-name="P4">&amp;&amp;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>Lista diretórios e arquivos</text:p>
        <text:p text:style-name="P2">Lista com detalhes</text:p>
        <text:p text:style-name="P2">Lista o diretório especificado</text:p>
        <text:p text:style-name="P2">Histórico de comandos</text:p>
        <text:p text:style-name="P2">Cria diretório</text:p>
        <text:p text:style-name="P2">Remove diretório(opção -r)</text:p>
        <text:p text:style-name="P2">Muda para o diretório especificado</text:p>
        <text:p text:style-name="P3">Muda para o diretório raiz</text:p>
        <text:p text:style-name="P3">Muda para o diretório pessoal</text:p>
        <text:p text:style-name="P3">Muda para o diretório que contém o atual</text:p>
        <text:p text:style-name="P3">Exibe o arquivo de ajuda de um comando</text:p>
        <text:p text:style-name="P3">Exibe o manual do comando</text:p>
        <text:p text:style-name="P3">Renomeia um diretório ou arquivo</text:p>
        <text:p text:style-name="P3">Move um diretório para o diretório pessoal</text:p>
        <text:p text:style-name="P3">Cria arquivo vazio</text:p>
        <text:p text:style-name="P3">Copia o arquivo para o diretório especificado</text:p>
        <text:p text:style-name="P3">Remove diretórios</text:p>
        <text:p text:style-name="P3">Remove um arquivo</text:p>
        <text:p text:style-name="P3">Limpa a tela do terminal</text:p>
        <text:p text:style-name="P3">Finaliza sessão do terminal</text:p>
        <text:p text:style-name="P3"/>
        <text:p text:style-name="P3">Exibe conteúdo de arquivos no terminal</text:p>
        <text:p text:style-name="P3">Exibe a ordem inversa dos conteúdos no terminal</text:p>
        <text:p text:style-name="P3">Editor de textos Linux</text:p>
        <text:p text:style-name="P3">Cria arquivos vazios</text:p>
        <text:p text:style-name="P3">Busca arquivos</text:p>
        <text:p text:style-name="P3">Exibe o tipo de um arquivo</text:p>
        <text:p text:style-name="P3">Exibe as 10 primeiras linhas de um arquivo</text:p>
        <text:p text:style-name="P3">Exibe as 10 últimas linhas de um arquivo</text:p>
        <text:p text:style-name="P3">Exibe a paginação em um arquivo de texto</text:p>
        <text:p text:style-name="P3">Exibe paginação em um arquivo de texto</text:p>
        <text:p text:style-name="P3">Busca palavra especificada em um arquivo de texto</text:p>
        <text:p text:style-name="P3">Exibe calendário</text:p>
        <text:p text:style-name="P3">Exibe a data atual</text:p>
        <text:p text:style-name="P3">Exibe uma explicação sobre um comando</text:p>
        <text:p text:style-name="P4"/>
        <text:p text:style-name="P4">Envia a saída de um comando para a entrada de outro, executando ambos</text:p>
        <text:p text:style-name="P4">Redireciona a saída de um comando para outro comando ou arquivo</text:p>
        <text:p text:style-name="P4">Redireciona a saída de um comando e adiciona a mesma para outro comando ou arquivo</text:p>
        <text:p text:style-name="P4">Este operador permite usar dois comandos e separar suas saídas no terminal</text:p>
        <text:p text:style-name="P4">Usado para que dois comandos só sejam executados se o primeiro for executado com sucesso</text:p>
        <text:p text:style-name="P2"/>
        <text:p text:style-name="P2"/>
        <text:p text:style-name="P2"/>
        <text:p text:style-name="P2"/>
        <text:p text:style-name="P2"/>
        <text:p text:style-name="P5"><text:soft-page-break/>cat /<text:span text:style-name="T4">proc/cpuinfo</text:span></text:p>
        <text:p text:style-name="P5"><text:span text:style-name="T4">lscpu</text:span></text:p>
        <text:p text:style-name="P13"><text:span text:style-name="T5">cat /proc/meminfo</text:span></text:p>
        <text:p text:style-name="P5">free</text:p>
        <text:p text:style-name="P5">ls hw</text:p>
        <text:p text:style-name="P5">ls hw --short</text:p>
        <text:p text:style-name="P5">uname</text:p>
        <text:p text:style-name="P5">uname -r</text:p>
        <text:p text:style-name="P5">uname -m</text:p>
        <text:p text:style-name="P5">arch</text:p>
        <text:p text:style-name="P5">lspci</text:p>
        <text:p text:style-name="P5">lsusb</text:p>
        <text:p text:style-name="P5">du -h~</text:p>
        <text:p text:style-name="P5"/>
        <text:p text:style-name="P5">reboot</text:p>
        <text:p text:style-name="P5">shutdown -r</text:p>
        <text:p text:style-name="P5">shutdown -h now</text:p>
        <text:p text:style-name="P2"/>
        <text:p text:style-name="P6">ifdonfig</text:p>
        <text:p text:style-name="P6">hostname</text:p>
        <text:p text:style-name="P6">hostname -i</text:p>
        <text:p text:style-name="P6">hostname -I</text:p>
        <text:p text:style-name="P6">dig host</text:p>
        <text:p text:style-name="P6">dig host +short</text:p>
        <text:p text:style-name="P6">w</text:p>
        <text:p text:style-name="P6"/>
        <text:p text:style-name="P6">who</text:p>
        <text:p text:style-name="P6">whoami</text:p>
        <text:p text:style-name="P6">traceroute host</text:p>
        <text:p text:style-name="P6">ping host</text:p>
        <text:p text:style-name="P6">finger</text:p>
        <text:p text:style-name="P6"/>
        <text:p text:style-name="P2"/>
        <text:p text:style-name="P2"/>
        <text:p text:style-name="P8">apt</text:p>
        <text:p text:style-name="P8">apt install</text:p>
        <text:p text:style-name="P8">apt upgrade</text:p>
        <text:p text:style-name="P8">apt install &amp;&amp; apt upgrade</text:p>
        <text:p text:style-name="P8">dpkg</text:p>
        <text:p text:style-name="P8">dpkg -i</text:p>
        <text:p text:style-name="P8">dpkg -r</text:p>
        <text:p text:style-name="P8">dpkg -I</text:p>
        <text:p text:style-name="P8">rpm</text:p>
        <text:p text:style-name="P8">rpm -ivh</text:p>
        <text:p text:style-name="P8">rpm -U</text:p>
        <text:p text:style-name="P8">rpm -e</text:p>
        <text:p text:style-name="P10">yum</text:p>
        <text:p text:style-name="P8">yum install</text:p>
        <text:p text:style-name="P8">yum update</text:p>
        <text:p text:style-name="P8">yum remove</text:p>
        <text:p text:style-name="P8"/>
        <text:p text:style-name="P6">Arquivo de informações do processador</text:p>
        <text:p text:style-name="P6">Exibe informações do processador</text:p>
        <text:p text:style-name="P14"><text:span text:style-name="T7">Arquivo de informações da memória</text:span></text:p>
        <text:p text:style-name="P6">Exibe informações da memória física e virtual</text:p>
        <text:p text:style-name="P6">Exibe informações detalhadas sobre hardware</text:p>
        <text:p text:style-name="P6">Exibe informações sobre hardware</text:p>
        <text:p text:style-name="P6">Exibe o nome do kernel do sistema</text:p>
        <text:p text:style-name="P6">Exibe a versão do kernel</text:p>
        <text:p text:style-name="P6">Exibe a arquitetura do kernel</text:p>
        <text:p text:style-name="P6">Exibe a arquitetura do kernel</text:p>
        <text:p text:style-name="P6">Exibe todas as placas pci conectadas</text:p>
        <text:p text:style-name="P6">Exibe todos os dispositivos usb conectados</text:p>
        <text:p text:style-name="P6">Exibe o espeaço que cada arquivo e pasta no diretório pessoal consome no hd</text:p>
        <text:p text:style-name="P6">Reinicia o sistema</text:p>
        <text:p text:style-name="P6">Reinicia o sistema</text:p>
        <text:p text:style-name="P6">Desliga o sistema rapidamente</text:p>
        <text:p text:style-name="P2"/>
        <text:p text:style-name="P6">Exibe informações sobre interface de rede e IP</text:p>
        <text:p text:style-name="P6">Exibe informações sobre o Host</text:p>
        <text:p text:style-name="P6">Exibe o numero de endereço loopback do host</text:p>
        <text:p text:style-name="P6">Exibe o endereço de IP na rede</text:p>
        <text:p text:style-name="P6">Exibe informações sobre o DNS de um host</text:p>
        <text:p text:style-name="P6">Exibe o número de IP de um host</text:p>
        <text:p text:style-name="P6">Exibe informações detalhadas sobre o usuário do computador na rede</text:p>
        <text:p text:style-name="P6">Exibe informações curtas <text:span text:style-name="T10">s</text:span>obre o usuário do computador na rede</text:p>
        <text:p text:style-name="P6">Exibe o nome do usuário do computador na rede</text:p>
        <text:p text:style-name="P6">Exibe informações sobre a rota da sua rede até o host desejado</text:p>
        <text:p text:style-name="P6">Testa um host</text:p>
        <text:p text:style-name="P7">Exibe informações obre o usuário do computador na rede</text:p>
        <text:p text:style-name="P2"/>
        <text:p text:style-name="P2"/>
        <text:p text:style-name="P2"/>
        <text:p text:style-name="P15"><text:span text:style-name="T8">Gerenciador de pacotes</text:span></text:p>
        <text:p text:style-name="P8">Instala pacotes</text:p>
        <text:p text:style-name="P8">Atualiza pacotes</text:p>
        <text:p text:style-name="P8">Atualiza o sistema</text:p>
        <text:p text:style-name="P8">Gerenciador de pacotes deb</text:p>
        <text:p text:style-name="P8">Instala um pacote deb</text:p>
        <text:p text:style-name="P8">Remove um pacote deb</text:p>
        <text:p text:style-name="P8">Informações do pacote deb</text:p>
        <text:p text:style-name="P8">Gerenciador de pacotes rpm</text:p>
        <text:p text:style-name="P16"><text:span text:style-name="T8">Instala um pacote </text:span><text:span text:style-name="T9">rpm</text:span></text:p>
        <text:p text:style-name="P17"><text:span text:style-name="T9">A</text:span><text:span text:style-name="T6">tualiza um pacote rpm</text:span></text:p>
        <text:p text:style-name="P9">Remove um pacote <text:span text:style-name="T11">rpm</text:span></text:p>
        <text:p text:style-name="P9">Gerenciador de pacotes rpm</text:p>
        <text:p text:style-name="P16"><text:span text:style-name="T8">Instala um pacote </text:span><text:span text:style-name="T9">rpm</text:span></text:p>
        <text:p text:style-name="P17"><text:span text:style-name="T6">Atualiza um pacote rpm</text:span></text:p>
        <text:p text:style-name="P9">Remove um pacote <text:span text:style-name="T11">rpm</text:span></text:p>
        <text:p text:style-name="P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" svg:font-family="Sans" style:font-family-generic="swiss"/>
    <style:font-face style:name="Quicksand" svg:font-family="Quicksand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8pt" fo:font-weight="bold" officeooo:rsid="0018c4f3" officeooo:paragraph-rsid="0018c4f3" style:font-size-asian="18pt" style:font-weight-asian="bold" style:font-size-complex="18pt" style:font-weight-complex="bold"/>
    </style:style>
    <style:style style:name="MT1" style:family="text">
      <style:text-properties officeooo:rsid="001a9657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andos <text:span text:style-name="MT1">e operadores </text:span>apresentados nas aulas de introdução ao Linu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2:26:04.068751925</meta:creation-date>
    <dc:date>2022-01-20T15:25:28.955345863</dc:date>
    <meta:editing-duration>PT2M31S</meta:editing-duration>
    <meta:editing-cycles>1</meta:editing-cycles>
    <meta:document-statistic meta:table-count="0" meta:image-count="0" meta:object-count="0" meta:page-count="2" meta:paragraph-count="167" meta:word-count="623" meta:character-count="3429" meta:non-whitespace-character-count="2975"/>
    <meta:generator>LibreOffice/6.4.7.2$Linux_X86_64 LibreOffice_project/40$Build-2</meta:generator>
  </office:meta>
</office:document-meta>
</file>